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)" style:num-format="a">
        <style:list-level-properties text:space-before="1.659cm" text:min-label-width="0.881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eam Majora’s Mask - </text:span><text:span text:style-name="T1"><text:line-break/></text:span><text:span text:style-name="T1">Blitz Bingo 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nshaj Vats, Ayesha Irum, Brook Lim, Jeremy Wong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game site - Blitz Bingo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ur game site - Blitz Bingo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Normal bingo revolves around a random number generator and is a slow game to follow. Players also do not interact with one another, as the only method of play is to stamp when a number is called. </text:span></text:p>
              </text:list-item>
              <text:list-item>
                <text:p text:style-name="P7"><text:span text:style-name="T4">Our ruleset for bingo changes the established rules for a more fast paced, player interactive game of Bingo. Random number choices are still made through the players ability to pick through numbers randomly placed.</text:span></text:p>
              </text:list-item>
              <text:list-item>
                <text:p text:style-name="P7"><text:span text:style-name="T4">We believe this to be a more engaging version of bingo from the test sessions that we played while coming up with ideas.</text:span></text:p>
              </text:list-item>
            </text:list>
          </draw:text-box>
        </draw:frame>
        <presentation:notes draw:style-name="dp2">
          <draw:page-thumbnail draw:name="Google Shape;57;g323e19e354f_0_0:notes" draw:style-name="gr1" draw:layer="layout" svg:width="16.932cm" svg:height="9.524cm" svg:x="1.059cm" svg:y="1.905cm" draw:page-number="2" presentation:class="page"/>
          <draw:frame draw:name="Google Shape;58;g323e19e354f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les of Blitz Bingo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ules of Blitz Bingo</text:span></text:p>
          </draw:text-box>
        </draw:frame>
        <draw:frame draw:name="Google Shape;67;p15" presentation:style-name="pr5" draw:text-style-name="P8" draw:layer="layout" svg:width="23.667cm" svg:height="9.489cm" svg:x="0.866cm" svg:y="3.129cm" presentation:class="outline" presentation:user-transformed="true">
          <draw:text-box>
            <text:list text:style-name="L5">
              <text:list-item>
                <text:p text:style-name="P7"><text:span text:style-name="T4">Game room consists of 4 players minimum, max room size of [placeholder].</text:span></text:p>
              </text:list-item>
              <text:list-item>
                <text:p text:style-name="P7"><text:span text:style-name="T4">Number range for cards: 1-25. +5 to the range for each player added past 4.</text:span></text:p>
              </text:list-item>
              <text:list-item>
                <text:p text:style-name="P7"><text:span text:style-name="T4">Each person’s card is randomized, in accordance to the number range </text:span></text:p>
              </text:list-item>
            </text:list>
            <text:list text:style-name="L6">
              <text:list-item>
                <text:p text:style-name="P7"><text:span text:style-name="T4">Any number visible on a players turn is pickable. </text:span></text:p>
              </text:list-item>
              <text:list-item>
                <text:p text:style-name="P7"><text:span text:style-name="T4">When a player picks a number, other players will see which number is picked.</text:span></text:p>
              </text:list-item>
              <text:list-item>
                <text:p text:style-name="P7"><text:span text:style-name="T4">All players with the number on their cards must also click on the number within a certain time period (5 seconds, can be changed).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5">Failure to do so forfeits their ability to select the number and they must choose the same number to confirm on their card</text:span></text:p>
                  </text:list-item>
                </text:list>
              </text:list-item>
              <text:list-item>
                <text:p text:style-name="P7"><text:span text:style-name="T4">Game continues until player obtains a bingo. </text:span></text:p>
              </text:list-item>
            </text:list>
          </draw:text-box>
        </draw:frame>
        <presentation:notes draw:style-name="dp2">
          <draw:page-thumbnail draw:name="Google Shape;63;g31eb58b8dc3_0_0:notes" draw:style-name="gr1" draw:layer="layout" svg:width="16.932cm" svg:height="9.524cm" svg:x="1.059cm" svg:y="1.905cm" draw:page-number="3" presentation:class="page"/>
          <draw:frame draw:name="Google Shape;64;g31eb58b8dc3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0"/>
    <meta:generator>LibreOfficeDev/6.0.5.2$Linux_X86_64 LibreOffice_project/</meta:generator>
  </office:meta>
</office:document-meta>
</file>